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2216a" officeooo:paragraph-rsid="0022216a"/>
    </style:style>
    <style:style style:name="P2" style:family="paragraph" style:parent-style-name="Text_20_body">
      <style:text-properties officeooo:rsid="002691dd" officeooo:paragraph-rsid="002691dd"/>
    </style:style>
    <style:style style:name="P3" style:family="paragraph" style:parent-style-name="Text_20_body">
      <style:text-properties officeooo:rsid="00291551" officeooo:paragraph-rsid="00291551"/>
    </style:style>
    <style:style style:name="P4" style:family="paragraph" style:parent-style-name="Text_20_body">
      <style:text-properties officeooo:rsid="00383bc8" officeooo:paragraph-rsid="00383bc8"/>
    </style:style>
    <style:style style:name="P5" style:family="paragraph" style:parent-style-name="Text_20_body">
      <style:text-properties officeooo:rsid="003b7fa2" officeooo:paragraph-rsid="003b7fa2"/>
    </style:style>
    <style:style style:name="P6" style:family="paragraph" style:parent-style-name="Text_20_body">
      <style:text-properties officeooo:rsid="00428f87" officeooo:paragraph-rsid="00428f87"/>
    </style:style>
    <style:style style:name="P7" style:family="paragraph" style:parent-style-name="Text_20_body">
      <style:text-properties officeooo:paragraph-rsid="00428f87"/>
    </style:style>
    <style:style style:name="P8" style:family="paragraph" style:parent-style-name="Text_20_body">
      <style:text-properties officeooo:rsid="00449eaf" officeooo:paragraph-rsid="00449eaf"/>
    </style:style>
    <style:style style:name="P9" style:family="paragraph" style:parent-style-name="Text_20_body">
      <style:text-properties officeooo:rsid="0054faa7" officeooo:paragraph-rsid="0054faa7"/>
    </style:style>
    <style:style style:name="P10" style:family="paragraph" style:parent-style-name="Text_20_body">
      <style:paragraph-properties fo:margin-left="1.251cm" fo:margin-right="0cm" fo:text-indent="0cm" style:auto-text-indent="false"/>
      <style:text-properties officeooo:rsid="00166f74" officeooo:paragraph-rsid="00166f74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rsid="001834b8" officeooo:paragraph-rsid="001834b8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019cd8d" officeooo:paragraph-rsid="0019cd8d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019cd8d" officeooo:paragraph-rsid="001cc6b0"/>
    </style:style>
    <style:style style:name="P14" style:family="paragraph" style:parent-style-name="Standard">
      <style:text-properties style:font-name="Liberation Serif" fo:font-size="6pt" fo:font-style="normal" fo:font-weight="normal" officeooo:rsid="0054faa7" officeooo:paragraph-rsid="0054faa7" style:font-size-asian="6pt" style:font-style-asian="normal" style:font-weight-asian="normal"/>
    </style:style>
    <style:style style:name="P15" style:family="paragraph" style:parent-style-name="Standard">
      <style:text-properties style:font-name="Liberation Serif" fo:font-size="6pt" fo:font-style="normal" fo:font-weight="normal" officeooo:rsid="00449eaf" officeooo:paragraph-rsid="00449eaf" style:font-size-asian="6pt" style:font-style-asian="normal" style:font-weight-asian="normal"/>
    </style:style>
    <style:style style:name="P16" style:family="paragraph" style:parent-style-name="Standard">
      <style:text-properties fo:color="#000000" style:text-outline="false" style:text-line-through-style="none" style:text-line-through-type="none" style:font-name="Liberation Serif" fo:font-size="6pt" fo:letter-spacing="normal" fo:font-style="normal" fo:text-shadow="none" style:text-underline-style="none" fo:font-weight="normal" officeooo:rsid="0054faa7" officeooo:paragraph-rsid="0054faa7" style:letter-kerning="true" style:font-size-asian="6pt" style:font-style-asian="normal" style:font-weight-asian="normal" style:font-size-complex="6pt" style:text-emphasize="none"/>
    </style:style>
    <style:style style:name="P17" style:family="paragraph" style:parent-style-name="Standard">
      <style:text-properties fo:color="#000000" style:text-outline="false" style:text-line-through-style="none" style:text-line-through-type="none" style:font-name="0" fo:font-size="6pt" fo:letter-spacing="normal" fo:font-style="normal" fo:text-shadow="none" style:text-underline-style="none" fo:font-weight="normal" officeooo:rsid="002691dd" officeooo:paragraph-rsid="002691dd" style:letter-kerning="true" style:font-size-asian="6pt" style:font-style-asian="normal" style:font-weight-asian="normal" style:text-emphasize="none"/>
    </style:style>
    <style:style style:name="P18" style:family="paragraph" style:parent-style-name="Heading_20_1">
      <style:text-properties officeooo:rsid="002032f5" officeooo:paragraph-rsid="002032f5"/>
    </style:style>
    <style:style style:name="P19" style:family="paragraph" style:parent-style-name="Heading_20_1">
      <style:text-properties officeooo:rsid="002032f5" officeooo:paragraph-rsid="00614f3b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Heading_20_2">
      <style:text-properties officeooo:rsid="0019cd8d"/>
    </style:style>
    <style:style style:name="P22" style:family="paragraph" style:parent-style-name="Heading_20_2">
      <style:text-properties officeooo:paragraph-rsid="00597761"/>
    </style:style>
    <style:style style:name="P23" style:family="paragraph" style:parent-style-name="Heading_20_2">
      <style:text-properties officeooo:rsid="00653314" officeooo:paragraph-rsid="00653314"/>
    </style:style>
    <style:style style:name="P24" style:family="paragraph" style:parent-style-name="Text_20_body">
      <style:text-properties officeooo:rsid="00614f3b" officeooo:paragraph-rsid="00614f3b"/>
    </style:style>
    <style:style style:name="P25" style:family="paragraph" style:parent-style-name="Text_20_body">
      <style:text-properties officeooo:rsid="002032f5" officeooo:paragraph-rsid="00614f3b"/>
    </style:style>
    <style:style style:name="P26" style:family="paragraph" style:parent-style-name="Text_20_body">
      <style:text-properties officeooo:paragraph-rsid="0062f24b"/>
    </style:style>
    <style:style style:name="P27" style:family="paragraph" style:parent-style-name="Text_20_body">
      <style:text-properties officeooo:paragraph-rsid="00653314"/>
    </style:style>
    <style:style style:name="P28" style:family="paragraph" style:parent-style-name="Text_20_body">
      <style:text-properties officeooo:paragraph-rsid="0065febc"/>
    </style:style>
    <style:style style:name="P29" style:family="paragraph" style:parent-style-name="Text_20_body">
      <style:text-properties officeooo:paragraph-rsid="0067e526"/>
    </style:style>
    <style:style style:name="P30" style:family="paragraph" style:parent-style-name="Text_20_body">
      <style:text-properties officeooo:rsid="0067e526" officeooo:paragraph-rsid="0067e526"/>
    </style:style>
    <style:style style:name="P31" style:family="paragraph" style:parent-style-name="Text_20_body">
      <style:text-properties officeooo:rsid="006a3dcf" officeooo:paragraph-rsid="006a3dcf"/>
    </style:style>
    <style:style style:name="P32" style:family="paragraph" style:parent-style-name="Text_20_body">
      <style:text-properties officeooo:rsid="006b921e" officeooo:paragraph-rsid="006b921e"/>
    </style:style>
    <style:style style:name="P33" style:family="paragraph" style:parent-style-name="Text_20_body">
      <style:text-properties officeooo:rsid="006b921e" officeooo:paragraph-rsid="006c9ed4"/>
    </style:style>
    <style:style style:name="P34" style:family="paragraph" style:parent-style-name="Text_20_body">
      <style:text-properties officeooo:rsid="006c9ed4" officeooo:paragraph-rsid="006c9ed4"/>
    </style:style>
    <style:style style:name="P35" style:family="paragraph" style:parent-style-name="Text_20_body">
      <style:text-properties officeooo:rsid="006e30bf" officeooo:paragraph-rsid="006e30bf"/>
    </style:style>
    <style:style style:name="P36" style:family="paragraph" style:parent-style-name="Text_20_body">
      <style:text-properties officeooo:rsid="006fcd72" officeooo:paragraph-rsid="006fcd72"/>
    </style:style>
    <style:style style:name="P37" style:family="paragraph" style:parent-style-name="Text_20_body">
      <style:text-properties officeooo:rsid="00710d47" officeooo:paragraph-rsid="00710d47"/>
    </style:style>
    <style:style style:name="P38" style:family="paragraph" style:parent-style-name="Text_20_body">
      <style:text-properties officeooo:rsid="00734563" officeooo:paragraph-rsid="00734563"/>
    </style:style>
    <style:style style:name="P39" style:family="paragraph" style:parent-style-name="Text_20_body">
      <style:text-properties officeooo:rsid="0074cae8" officeooo:paragraph-rsid="0074cae8"/>
    </style:style>
    <style:style style:name="P40" style:family="paragraph" style:parent-style-name="Text_20_body">
      <style:text-properties officeooo:paragraph-rsid="00737290"/>
    </style:style>
    <style:style style:name="P41" style:family="paragraph" style:parent-style-name="Text_20_body">
      <style:text-properties officeooo:rsid="0074e1c2" officeooo:paragraph-rsid="0074e1c2"/>
    </style:style>
    <style:style style:name="P42" style:family="paragraph" style:parent-style-name="Text_20_body">
      <style:text-properties fo:font-weight="bold" officeooo:rsid="0074e1c2" officeooo:paragraph-rsid="0074e1c2" style:font-weight-asian="bold" style:font-weight-complex="bold"/>
    </style:style>
    <style:style style:name="P43" style:family="paragraph" style:parent-style-name="Text_20_body">
      <style:text-properties officeooo:rsid="0074e530" officeooo:paragraph-rsid="0074e530"/>
    </style:style>
    <style:style style:name="P44" style:family="paragraph">
      <style:paragraph-properties fo:margin-left="0cm" fo:margin-right="0cm" fo:margin-top="0cm" fo:margin-bottom="0cm" fo:line-height="0.353cm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5" style:family="paragraph">
      <style:paragraph-properties fo:margin-left="0cm" fo:margin-right="0cm" fo:margin-top="0cm" fo:margin-bottom="0cm" fo:line-height="0.353cm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fo:font-size="6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Droid Sans Fallback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6" style:family="paragraph">
      <style:paragraph-properties fo:text-align="start"/>
    </style:style>
    <style:style style:name="P47" style:family="paragraph">
      <style:paragraph-properties fo:text-align="start"/>
      <style:text-properties fo:font-size="6pt" style:font-size-asian="6pt" style:font-size-complex="6pt"/>
    </style:style>
    <style:style style:name="T1" style:family="text">
      <style:text-properties officeooo:rsid="001834b8"/>
    </style:style>
    <style:style style:name="T2" style:family="text">
      <style:text-properties officeooo:rsid="0019cd8d"/>
    </style:style>
    <style:style style:name="T3" style:family="text">
      <style:text-properties officeooo:rsid="001cc6b0"/>
    </style:style>
    <style:style style:name="T4" style:family="text">
      <style:text-properties officeooo:rsid="00291551"/>
    </style:style>
    <style:style style:name="T5" style:family="text">
      <style:text-properties officeooo:rsid="0033cab7"/>
    </style:style>
    <style:style style:name="T6" style:family="text">
      <style:text-properties officeooo:rsid="003b7fa2"/>
    </style:style>
    <style:style style:name="T7" style:family="text">
      <style:text-properties officeooo:rsid="003c5a13"/>
    </style:style>
    <style:style style:name="T8" style:family="text">
      <style:text-properties officeooo:rsid="00428f87"/>
    </style:style>
    <style:style style:name="T9" style:family="text">
      <style:text-properties style:font-name="Liberation Serif" fo:font-size="6pt" fo:font-style="normal" fo:font-weight="normal" style:font-size-asian="6pt" style:font-style-asian="normal" style:font-weight-asian="normal"/>
    </style:style>
    <style:style style:name="T10" style:family="text">
      <style:text-properties officeooo:rsid="0062f24b"/>
    </style:style>
    <style:style style:name="T11" style:family="text">
      <style:text-properties officeooo:rsid="00653314"/>
    </style:style>
    <style:style style:name="T12" style:family="text">
      <style:text-properties officeooo:rsid="0067e526"/>
    </style:style>
    <style:style style:name="T13" style:family="text">
      <style:text-properties fo:font-weight="bold" officeooo:rsid="00653314" style:font-weight-asian="bold" style:font-weight-complex="bold"/>
    </style:style>
    <style:style style:name="T14" style:family="text">
      <style:text-properties officeooo:rsid="006c9ed4"/>
    </style:style>
    <style:style style:name="T15" style:family="text">
      <style:text-properties officeooo:rsid="00710d47"/>
    </style:style>
    <style:style style:name="T16" style:family="text">
      <style:text-properties officeooo:rsid="00737290"/>
    </style:style>
    <style:style style:name="T17" style:family="text">
      <style:text-properties fo:color="#222222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6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Droid Sans Fallback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size="6pt" style:font-size-asian="6pt" style:font-size-complex="6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VM 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0"><text:a xlink:type="simple" xlink:href="#__RefHeading___Toc3134_748387477" text:style-name="Index_20_Link" text:visited-style-name="Index_20_Link">1UVM Runtime Phases<text:tab/>1</text:a></text:p>
          <text:p text:style-name="P20"><text:a xlink:type="simple" xlink:href="#__RefHeading___Toc379_693010485" text:style-name="Index_20_Link" text:visited-style-name="Index_20_Link">2Important Constructs:<text:tab/>2</text:a></text:p>
          <text:p text:style-name="P20"><text:a xlink:type="simple" xlink:href="#__RefHeading___Toc331_693010485" text:style-name="Index_20_Link" text:visited-style-name="Index_20_Link">3Top Module declaration.<text:tab/>2</text:a></text:p>
          <text:p text:style-name="P20"><text:a xlink:type="simple" xlink:href="#__RefHeading___Toc333_693010485" text:style-name="Index_20_Link" text:visited-style-name="Index_20_Link">4Interface Declaration<text:tab/>2</text:a></text:p>
          <text:p text:style-name="P20"><text:a xlink:type="simple" xlink:href="#__RefHeading___Toc335_693010485" text:style-name="Index_20_Link" text:visited-style-name="Index_20_Link">5program block<text:tab/>2</text:a></text:p>
          <text:p text:style-name="P20"><text:a xlink:type="simple" xlink:href="#__RefHeading___Toc337_693010485" text:style-name="Index_20_Link" text:visited-style-name="Index_20_Link">6uvm_test<text:tab/>2</text:a></text:p>
          <text:p text:style-name="P20"><text:a xlink:type="simple" xlink:href="#__RefHeading___Toc3136_748387477" text:style-name="Index_20_Link" text:visited-style-name="Index_20_Link">7 uvm_env<text:tab/>3</text:a></text:p>
          <text:p text:style-name="P20"><text:a xlink:type="simple" xlink:href="#__RefHeading___Toc341_693010485" text:style-name="Index_20_Link" text:visited-style-name="Index_20_Link">8uvm_agent<text:tab/>3</text:a></text:p>
          <text:p text:style-name="P20"><text:a xlink:type="simple" xlink:href="#__RefHeading___Toc343_693010485" text:style-name="Index_20_Link" text:visited-style-name="Index_20_Link">97. uvm_sequence<text:tab/>4</text:a></text:p>
          <text:p text:style-name="P20"><text:a xlink:type="simple" xlink:href="#__RefHeading___Toc345_693010485" text:style-name="Index_20_Link" text:visited-style-name="Index_20_Link">108. uvm_sequence_item<text:tab/>4</text:a></text:p>
          <text:p text:style-name="P20"><text:a xlink:type="simple" xlink:href="#__RefHeading___Toc347_693010485" text:style-name="Index_20_Link" text:visited-style-name="Index_20_Link">119. uvm_driver<text:tab/>5</text:a></text:p>
          <text:p text:style-name="P20"><text:a xlink:type="simple" xlink:href="#__RefHeading___Toc349_693010485" text:style-name="Index_20_Link" text:visited-style-name="Index_20_Link">1210. uvm_monitor<text:tab/>6</text:a></text:p>
          <text:p text:style-name="P20"><text:a xlink:type="simple" xlink:href="#__RefHeading___Toc351_693010485" text:style-name="Index_20_Link" text:visited-style-name="Index_20_Link">1311. uvm_scoreboard<text:tab/>6</text:a></text:p>
          <text:p text:style-name="P20"><text:a xlink:type="simple" xlink:href="#__RefHeading___Toc353_693010485" text:style-name="Index_20_Link" text:visited-style-name="Index_20_Link">1412. Reporting<text:tab/>6</text:a></text:p>
          <text:p text:style-name="P20"><text:a xlink:type="simple" xlink:href="#__RefHeading___Toc3138_748387477" text:style-name="Index_20_Link" text:visited-style-name="Index_20_Link">15UVM Factory<text:tab/>6</text:a></text:p>
        </text:index-body>
      </text:table-of-content>
      <text:p text:style-name="Text_20_body"/>
      <text:p text:style-name="Text_20_body"/>
      <text:p text:style-name="P18"/>
      <text:p text:style-name="P18"/>
      <text:p text:style-name="P18"/>
      <text:p text:style-name="P18"/>
      <text:p text:style-name="P18"/>
      <text:p text:style-name="P19"><text:bookmark-start text:name="__RefHeading___Toc107_910646132"/>UVM <text:bookmark-end text:name="__RefHeading___Toc107_910646132"/></text:p>
      <text:p text:style-name="P19"/>
      <text:p text:style-name="P25"/>
      <text:p text:style-name="P25"/>
      <text:h text:style-name="Heading_20_2" text:outline-level="1"><text:bookmark-start text:name="__RefHeading___Toc3134_748387477"/>UVM Runtime Phases<text:bookmark-end text:name="__RefHeading___Toc3134_748387477"/></text:h>
      <text:p text:style-name="P24"/>
      <text:p text:style-name="P26"><text:s/><text:span text:style-name="T10">uvm_pre_reset_phase<text:tab/> <text:tab/>Before reset is asserted.</text:span></text:p>
      <text:p text:style-name="P26"><text:span text:style-name="T10">uvm_reset_phase<text:tab/><text:tab/>Reset is asserted.</text:span></text:p>
      <text:p text:style-name="P26"><text:soft-page-break/><text:span text:style-name="T10">uvm_post_reset_phase<text:tab/>After reset is de-asserted.</text:span></text:p>
      <text:p text:style-name="P26"><text:span text:style-name="T10">uvm_pre_configure_phase<text:tab/>Before the DUT is configured by the SW.</text:span></text:p>
      <text:p text:style-name="P26"><text:span text:style-name="T10">uvm_configure_phase<text:tab/><text:tab/>The SW configures the DUT.</text:span></text:p>
      <text:p text:style-name="P26"><text:span text:style-name="T10">uvm_post_configure_phase<text:tab/>After the SW has configured the DUT.</text:span></text:p>
      <text:p text:style-name="P26"><text:span text:style-name="T10">uvm_pre_main_phase<text:tab/><text:tab/>Before the primary test stimulus starts.</text:span></text:p>
      <text:p text:style-name="P26"><text:span text:style-name="T10">uvm_main_phase<text:tab/><text:tab/>Primary test stimulus.</text:span></text:p>
      <text:p text:style-name="P26"><text:span text:style-name="T10">uvm_post_main_phase<text:tab/>After enough of the primary test stimulus.</text:span></text:p>
      <text:p text:style-name="P26"><text:span text:style-name="T10">uvm_pre_shutdown_phase<text:tab/>Before things settle down.</text:span></text:p>
      <text:p text:style-name="P26"><text:span text:style-name="T10">uvm_shutdown_phase<text:tab/><text:tab/>Letting things settle down.</text:span></text:p>
      <text:p text:style-name="P26"><text:span text:style-name="T10">uvm_post_shutdown_phase<text:tab/>After things have settled down.</text:span> <text:s text:c="145"/></text:p>
      <text:p text:style-name="Text_20_body"/>
      <text:h text:style-name="Heading_20_2" text:outline-level="1"><text:bookmark-start text:name="__RefHeading___Toc379_693010485"/>Important Constructs:<text:bookmark-end text:name="__RefHeading___Toc379_693010485"/></text:h>
      <text:p text:style-name="P9"/>
      <text:p text:style-name="P14"><text:s text:c="2"/>`uvm_component_utils(my_test)</text:p>
      <text:p text:style-name="P14"/>
      <text:p text:style-name="P14">env = my_env::type_id::create("env", this);</text:p>
      <text:p text:style-name="P14"><text:s/>agent = my_agent::type_id::create("agent", this);</text:p>
      <text:p text:style-name="P14"><text:s/>driver = my_driver ::type_id::create("driver", this);</text:p>
      <text:p text:style-name="P14">driver.seq_item_port.connect(sequencer.seq_item_export);</text:p>
      <text:p text:style-name="P14"><text:s/>seq = my_sequence::type_id::create("seq");</text:p>
      <text:p text:style-name="P14"/>
      <text:p text:style-name="P16">uvm_config_db#(virtual dut_if)::get(this, "", "dut_vif", dut_vif)</text:p>
      <text:p text:style-name="P9"/>
      <text:p text:style-name="P9"/>
      <text:p text:style-name="P9"/>
      <text:h text:style-name="Heading_20_2" text:outline-level="1"><text:bookmark-start text:name="__RefHeading___Toc331_693010485"/>Top Module declaration.<text:bookmark-end text:name="__RefHeading___Toc331_693010485"/></text:h>
      <text:p text:style-name="P10">a. ports declared using interface instantiation.</text:p>
      <text:h text:style-name="Heading_20_2" text:outline-level="1"><text:bookmark-start text:name="__RefHeading___Toc333_693010485"/>Interface Declaration<text:bookmark-end text:name="__RefHeading___Toc333_693010485"/></text:h>
      <text:p text:style-name="P10">a. <text:span text:style-name="T1">Using Clocking Block.</text:span></text:p>
      <text:h text:style-name="P21" text:outline-level="1"><text:bookmark-start text:name="__RefHeading___Toc335_693010485"/>program block<text:bookmark-end text:name="__RefHeading___Toc335_693010485"/></text:h>
      <text:p text:style-name="P11"><text:tab/><text:span text:style-name="T2">Building Blocks:</text:span></text:p>
      <text:p text:style-name="P11"><text:tab/></text:p>
      <text:h text:style-name="Heading_20_2" text:outline-level="1"><draw:rect text:anchor-type="paragraph" draw:z-index="5" draw:style-name="gr1" draw:text-style-name="P47" svg:width="5.779cm" svg:height="6.324cm" svg:x="11.576cm" svg:y="0.27cm"><text:p text:style-name="P46"><text:span text:style-name="T19">class my_test extends uvm_test;</text:span></text:p><text:p text:style-name="P46"><text:span text:style-name="T19"><text:s text:c="4"/></text:span><text:span text:style-name="T19">`uvm_component_utils(my_test)</text:span></text:p><text:p text:style-name="P46"><text:span text:style-name="T19"><text:s text:c="4"/></text:span></text:p><text:p text:style-name="P46"><text:span text:style-name="T19"><text:s text:c="4"/></text:span><text:span text:style-name="T19">my_env env;</text:span></text:p><text:p text:style-name="P46"><text:span text:style-name="T19"/></text:p><text:p text:style-name="P46"><text:span text:style-name="T19"><text:s text:c="4"/></text:span><text:span text:style-name="T19">function new(string name, uvm_component parent);</text:span></text:p><text:p text:style-name="P46"><text:span text:style-name="T19"><text:s text:c="6"/></text:span><text:span text:style-name="T19">super.new(name, parent);</text:span></text:p><text:p text:style-name="P46"><text:span text:style-name="T19"><text:s text:c="4"/></text:span><text:span text:style-name="T19">endfunction</text:span></text:p><text:p text:style-name="P46"><text:span text:style-name="T19"><text:s text:c="4"/></text:span></text:p><text:p text:style-name="P46"><text:span text:style-name="T19"><text:s text:c="4"/></text:span><text:span text:style-name="T19">function void build_phase(uvm_phase phase);</text:span></text:p><text:p text:style-name="P46"><text:span text:style-name="T19"><text:s text:c="6"/></text:span><text:span text:style-name="T19">env = my_env::type_id::create("env", this);</text:span></text:p><text:p text:style-name="P46"><text:span text:style-name="T19"><text:s text:c="4"/></text:span><text:span text:style-name="T19">endfunction</text:span></text:p><text:p text:style-name="P46"><text:span text:style-name="T19"><text:s text:c="4"/></text:span></text:p><text:p text:style-name="P46"><text:span text:style-name="T19"><text:s text:c="4"/></text:span><text:span text:style-name="T19">task run_phase(uvm_phase phase);</text:span></text:p><text:p text:style-name="P46"><text:span text:style-name="T19"><text:s text:c="6"/></text:span><text:span text:style-name="T19">// We raise objection to keep the test from completing</text:span></text:p><text:p text:style-name="P46"><text:span text:style-name="T19"><text:s text:c="6"/></text:span><text:span text:style-name="T19">phase.raise_objection(this);</text:span></text:p><text:p text:style-name="P46"><text:span text:style-name="T19"><text:s text:c="6"/></text:span><text:span text:style-name="T19">#10;</text:span></text:p><text:p text:style-name="P46"><text:span text:style-name="T19"><text:s text:c="6"/></text:span><text:span text:style-name="T19">`uvm_warning("", "Hello World!")</text:span></text:p><text:p text:style-name="P46"><text:span text:style-name="T19"><text:s text:c="6"/></text:span><text:span text:style-name="T19">// We drop objection to allow the test to complete</text:span></text:p><text:p text:style-name="P46"><text:span text:style-name="T19"><text:s text:c="6"/></text:span><text:span text:style-name="T19">phase.drop_objection(this);</text:span></text:p><text:p text:style-name="P46"><text:span text:style-name="T19"><text:s text:c="4"/></text:span><text:span text:style-name="T19">endtask</text:span></text:p><text:p text:style-name="P46"><text:span text:style-name="T19"/></text:p><text:p text:style-name="P46"><text:span text:style-name="T19"><text:s text:c="2"/></text:span><text:span text:style-name="T19">endclass</text:span></text:p><text:p text:style-name="P46"><text:span text:style-name="T19"><text:s text:c="2"/></text:span></text:p></draw:rect><text:bookmark-start text:name="__RefHeading___Toc337_693010485"/>uvm_test<text:bookmark-end text:name="__RefHeading___Toc337_693010485"/></text:h>
      <text:p text:style-name="P13"><text:tab/><text:span text:style-name="T3">Summary: </text:span><text:tab/></text:p>
      <text:p text:style-name="P13"><text:tab/>Encapsulated items:</text:p>
      <text:p text:style-name="P12"><text:tab/>Building Blocks:</text:p>
      <text:p text:style-name="P12"><text:soft-page-break/><text:tab/>Phases to be executed:</text:p>
      <text:p text:style-name="P12"><text:tab/>Objects created:</text:p>
      <text:p text:style-name="P12"/>
      <text:p text:style-name="P12"/>
      <text:h text:style-name="P22" text:outline-level="1"><text:bookmark-start text:name="__RefHeading___Toc3136_748387477"/><text:s/>uvm_env<text:bookmark-end text:name="__RefHeading___Toc3136_748387477"/></text:h>
      <text:p text:style-name="Text_20_body"><draw:rect text:anchor-type="paragraph" draw:z-index="4" draw:style-name="gr1" draw:text-style-name="P47" svg:width="5.755cm" svg:height="3.693cm" svg:x="10.913cm" svg:y="0.245cm"><text:p text:style-name="P46"><text:span text:style-name="T19"><text:s text:c="2"/></text:span><text:span text:style-name="T19">class my_env extends uvm_env;</text:span></text:p><text:p text:style-name="P46"><text:span text:style-name="T19"><text:s text:c="4"/></text:span><text:span text:style-name="T19">`uvm_component_utils(my_env)</text:span></text:p><text:p text:style-name="P46"><text:span text:style-name="T19"><text:s text:c="4"/></text:span></text:p><text:p text:style-name="P46"><text:span text:style-name="T19"><text:s text:c="4"/></text:span><text:span text:style-name="T19">my_agent agent;</text:span></text:p><text:p text:style-name="P46"><text:span text:style-name="T19"/></text:p><text:p text:style-name="P46"><text:span text:style-name="T19"><text:s text:c="4"/></text:span><text:span text:style-name="T19">function new(string name, uvm_component parent);</text:span></text:p><text:p text:style-name="P46"><text:span text:style-name="T19"><text:s text:c="6"/></text:span><text:span text:style-name="T19">super.new(name, parent);</text:span></text:p><text:p text:style-name="P46"><text:span text:style-name="T19"><text:s text:c="4"/></text:span><text:span text:style-name="T19">endfunction</text:span></text:p><text:p text:style-name="P46"><text:span text:style-name="T19"><text:s text:c="4"/></text:span></text:p><text:p text:style-name="P46"><text:span text:style-name="T19"><text:s text:c="4"/></text:span><text:span text:style-name="T19">function void build_phase(uvm_phase phase);</text:span></text:p><text:p text:style-name="P46"><text:span text:style-name="T19"><text:s text:c="6"/></text:span><text:span text:style-name="T19">agent = my_agent::type_id::create("agent", this);</text:span></text:p><text:p text:style-name="P46"><text:span text:style-name="T19"><text:s text:c="4"/></text:span><text:span text:style-name="T19">endfunction</text:span></text:p><text:p text:style-name="P46"><text:span text:style-name="T19"/></text:p><text:p text:style-name="P46"><text:span text:style-name="T19"><text:s text:c="2"/></text:span><text:span text:style-name="T19">endclass</text:span></text:p></draw:rect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1"><draw:rect text:anchor-type="paragraph" draw:z-index="3" draw:style-name="gr1" draw:text-style-name="P47" svg:width="6.959cm" svg:height="10.757cm" svg:x="9.617cm" svg:y="0.275cm"><text:p text:style-name="P46"><text:span text:style-name="T19">// The agent contains sequencer, driver, and monitor (not included)</text:span></text:p><text:p text:style-name="P46"><text:span text:style-name="T19"><text:s text:c="2"/></text:span><text:span text:style-name="T19">class my_agent extends uvm_agent;</text:span></text:p><text:p text:style-name="P46"><text:span text:style-name="T19"><text:s text:c="4"/></text:span><text:span text:style-name="T19">`uvm_component_utils(my_agent)</text:span></text:p><text:p text:style-name="P46"><text:span text:style-name="T19"><text:s text:c="4"/></text:span></text:p><text:p text:style-name="P46"><text:span text:style-name="T19"><text:s text:c="4"/></text:span><text:span text:style-name="T19">my_driver driver;</text:span></text:p><text:p text:style-name="P46"><text:span text:style-name="T19"><text:s text:c="4"/></text:span><text:span text:style-name="T19">uvm_sequencer#(my_transaction) sequencer;</text:span></text:p><text:p text:style-name="P46"><text:span text:style-name="T19"><text:s text:c="4"/></text:span></text:p><text:p text:style-name="P46"><text:span text:style-name="T19"><text:s text:c="4"/></text:span><text:span text:style-name="T19">function new(string name, uvm_component parent);</text:span></text:p><text:p text:style-name="P46"><text:span text:style-name="T19"><text:s text:c="6"/></text:span><text:span text:style-name="T19">super.new(name, parent);</text:span></text:p><text:p text:style-name="P46"><text:span text:style-name="T19"><text:s text:c="4"/></text:span><text:span text:style-name="T19">endfunction</text:span></text:p><text:p text:style-name="P46"><text:span text:style-name="T19"><text:s text:c="4"/></text:span></text:p><text:p text:style-name="P46"><text:span text:style-name="T19"><text:s text:c="4"/></text:span><text:span text:style-name="T19">function void build_phase(uvm_phase phase);</text:span></text:p><text:p text:style-name="P46"><text:span text:style-name="T19"><text:s text:c="6"/></text:span><text:span text:style-name="T19">driver = my_driver ::type_id::create("driver", this);</text:span></text:p><text:p text:style-name="P46"><text:span text:style-name="T19"><text:s text:c="6"/></text:span><text:span text:style-name="T19">sequencer =</text:span></text:p><text:p text:style-name="P46"><text:span text:style-name="T19"><text:s text:c="8"/></text:span><text:span text:style-name="T19">uvm_sequencer#(my_transaction)::type_id::create("sequencer", this);</text:span></text:p><text:p text:style-name="P46"><text:span text:style-name="T19"><text:s text:c="4"/></text:span><text:span text:style-name="T19">endfunction <text:s text:c="3"/></text:span></text:p><text:p text:style-name="P46"><text:span text:style-name="T19"><text:s text:c="4"/></text:span></text:p><text:p text:style-name="P46"><text:span text:style-name="T19"><text:s text:c="4"/></text:span><text:span text:style-name="T19">// In UVM connect phase, we connect the sequencer to the driver.</text:span></text:p><text:p text:style-name="P46"><text:span text:style-name="T19"><text:s text:c="4"/></text:span><text:span text:style-name="T19">function void connect_phase(uvm_phase phase);</text:span></text:p><text:p text:style-name="P46"><text:span text:style-name="T19"><text:s text:c="6"/></text:span><text:span text:style-name="T19">driver.seq_item_port.connect(sequencer.seq_item_export);</text:span></text:p><text:p text:style-name="P46"><text:span text:style-name="T19"><text:s text:c="4"/></text:span><text:span text:style-name="T19">endfunction</text:span></text:p><text:p text:style-name="P46"><text:span text:style-name="T19"><text:s text:c="4"/></text:span></text:p><text:p text:style-name="P46"><text:span text:style-name="T19"><text:s text:c="4"/></text:span><text:span text:style-name="T19">task run_phase(uvm_phase phase);</text:span></text:p><text:p text:style-name="P46"><text:span text:style-name="T19"><text:s text:c="6"/></text:span><text:span text:style-name="T19">// We raise objection to keep the test from completing</text:span></text:p><text:p text:style-name="P46"><text:span text:style-name="T19"><text:s text:c="6"/></text:span><text:span text:style-name="T19">phase.raise_objection(this);</text:span></text:p><text:p text:style-name="P46"><text:span text:style-name="T19"><text:s text:c="6"/></text:span><text:span text:style-name="T19">begin</text:span></text:p><text:p text:style-name="P46"><text:span text:style-name="T19"><text:s text:c="8"/></text:span><text:span text:style-name="T19">my_sequence seq;</text:span></text:p><text:p text:style-name="P46"><text:span text:style-name="T19"><text:s text:c="8"/></text:span><text:span text:style-name="T19">seq = my_sequence::type_id::create("seq");</text:span></text:p><text:p text:style-name="P46"><text:span text:style-name="T19"><text:s text:c="8"/></text:span><text:span text:style-name="T19">seq.start(sequencer);</text:span></text:p><text:p text:style-name="P46"><text:span text:style-name="T19"><text:s text:c="6"/></text:span><text:span text:style-name="T19">end</text:span></text:p><text:p text:style-name="P46"><text:span text:style-name="T19"><text:s text:c="6"/></text:span><text:span text:style-name="T19">// We drop objection to allow the test to complete</text:span></text:p><text:p text:style-name="P46"><text:span text:style-name="T19"><text:s text:c="6"/></text:span><text:span text:style-name="T19">phase.drop_objection(this);</text:span></text:p><text:p text:style-name="P46"><text:span text:style-name="T19"><text:s text:c="4"/></text:span><text:span text:style-name="T19">endtask</text:span></text:p><text:p text:style-name="P46"><text:span text:style-name="T19"/></text:p><text:p text:style-name="P46"><text:span text:style-name="T19"><text:s text:c="2"/></text:span><text:span text:style-name="T19">endclass</text:span></text:p></draw:rect><text:bookmark-start text:name="__RefHeading___Toc341_693010485"/>uvm_agent<text:bookmark-end text:name="__RefHeading___Toc341_693010485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1"><text:bookmark-start text:name="__RefHeading___Toc343_693010485"/>7. uvm_sequence<text:bookmark-end text:name="__RefHeading___Toc343_693010485"/></text:h>
      <text:p text:style-name="Text_20_body"><draw:rect text:anchor-type="paragraph" draw:z-index="2" draw:style-name="gr1" draw:text-style-name="P47" svg:width="6.656cm" svg:height="7.767cm" svg:x="11.033cm" svg:y="0.423cm"><text:p text:style-name="P46"><text:span text:style-name="T19"><text:s text:c="2"/></text:span><text:span text:style-name="T19">class my_sequence extends uvm_sequence#(my_transaction);</text:span></text:p><text:p text:style-name="P46"><text:span text:style-name="T19"/></text:p><text:p text:style-name="P46"><text:span text:style-name="T19"><text:s text:c="4"/></text:span><text:span text:style-name="T19">`uvm_object_utils(my_sequence)</text:span></text:p><text:p text:style-name="P46"><text:span text:style-name="T19"/></text:p><text:p text:style-name="P46"><text:span text:style-name="T19"><text:s text:c="4"/></text:span><text:span text:style-name="T19">function new (string name = "");</text:span></text:p><text:p text:style-name="P46"><text:span text:style-name="T19"><text:s text:c="6"/></text:span><text:span text:style-name="T19">super.new(name);</text:span></text:p><text:p text:style-name="P46"><text:span text:style-name="T19"><text:s text:c="4"/></text:span><text:span text:style-name="T19">endfunction</text:span></text:p><text:p text:style-name="P46"><text:span text:style-name="T19"/></text:p><text:p text:style-name="P46"><text:span text:style-name="T19"><text:s text:c="4"/></text:span><text:span text:style-name="T19">task body;</text:span></text:p><text:p text:style-name="P46"><text:span text:style-name="T19"><text:s text:c="6"/></text:span><text:span text:style-name="T19">repeat(8) begin</text:span></text:p><text:p text:style-name="P46"><text:span text:style-name="T19"><text:s text:c="8"/></text:span><text:span text:style-name="T19">req = my_transaction::type_id::create("req");</text:span></text:p><text:p text:style-name="P46"><text:span text:style-name="T19"><text:s text:c="8"/></text:span><text:span text:style-name="T19">start_item(req);</text:span></text:p><text:p text:style-name="P46"><text:span text:style-name="T19"/></text:p><text:p text:style-name="P46"><text:span text:style-name="T19"><text:s text:c="8"/></text:span><text:span text:style-name="T19">if (!req.randomize()) begin</text:span></text:p><text:p text:style-name="P46"><text:span text:style-name="T19"><text:s text:c="10"/></text:span><text:span text:style-name="T19">`uvm_error("MY_SEQUENCE", "Randomize failed.");</text:span></text:p><text:p text:style-name="P46"><text:span text:style-name="T19"><text:s text:c="8"/></text:span><text:span text:style-name="T19">end</text:span></text:p><text:p text:style-name="P46"><text:span text:style-name="T19"/></text:p><text:p text:style-name="P46"><text:span text:style-name="T19"><text:s text:c="8"/></text:span><text:span text:style-name="T19">// If using ModelSim, which does not support randomize(),</text:span></text:p><text:p text:style-name="P46"><text:span text:style-name="T19"><text:s text:c="8"/></text:span><text:span text:style-name="T19">// we must randomize item using traditional methods, like</text:span></text:p><text:p text:style-name="P46"><text:span text:style-name="T19"><text:s text:c="8"/></text:span><text:span text:style-name="T19">// req.cmd = $urandom;</text:span></text:p><text:p text:style-name="P46"><text:span text:style-name="T19"><text:s text:c="8"/></text:span><text:span text:style-name="T19">// req.addr = $urandom_range(0, 255);</text:span></text:p><text:p text:style-name="P46"><text:span text:style-name="T19"><text:s text:c="8"/></text:span><text:span text:style-name="T19">// req.data = $urandom_range(0, 255);</text:span></text:p><text:p text:style-name="P46"><text:span text:style-name="T19"/></text:p><text:p text:style-name="P46"><text:span text:style-name="T19"><text:s text:c="8"/></text:span><text:span text:style-name="T19">finish_item(req);</text:span></text:p><text:p text:style-name="P46"><text:span text:style-name="T19"><text:s text:c="6"/></text:span><text:span text:style-name="T19">end</text:span></text:p><text:p text:style-name="P46"><text:span text:style-name="T19"><text:s text:c="4"/></text:span><text:span text:style-name="T19">endtask: body</text:span></text:p><text:p text:style-name="P46"><text:span text:style-name="T19"/></text:p><text:p text:style-name="P46"><text:span text:style-name="T19"><text:s text:c="2"/></text:span><text:span text:style-name="T19">endclass: my_sequence</text:span></text:p></draw:rect></text:p>
      <text:p text:style-name="P6">1. Extended from uvm_sequence, parameterize using packet.</text:p>
      <text:p text:style-name="P7"><text:span text:style-name="T8">2. Register to DB using `</text:span><text:span text:style-name="T9">uvm_object_utils</text:span></text:p>
      <text:p text:style-name="P6">3. Call supper.</text:p>
      <text:p text:style-name="P8">4. Implement task body.</text:p>
      <text:p text:style-name="P8">3. Generate required number of packets.</text:p>
      <text:p text:style-name="P8">4. Create packet using.</text:p>
      <text:p text:style-name="P15"><text:s/>req = my_transaction::type_id::create("req");</text:p>
      <text:p text:style-name="P8"/>
      <text:p text:style-name="P8"/>
      <text:p text:style-name="Text_20_body"/>
      <text:p text:style-name="Text_20_body"/>
      <text:p text:style-name="Text_20_body"/>
      <text:h text:style-name="Heading_20_2" text:outline-level="1"><text:bookmark-start text:name="__RefHeading___Toc345_693010485"/>8. uvm_sequence_item<text:bookmark-end text:name="__RefHeading___Toc345_693010485"/></text:h>
      <text:p text:style-name="Text_20_body"><draw:rect text:anchor-type="paragraph" draw:z-index="1" draw:style-name="gr1" draw:text-style-name="P47" svg:width="5.12cm" svg:height="5.492cm" svg:x="11.031cm" svg:y="-0.182cm"><text:p text:style-name="P46"><text:span text:style-name="T19">class my_transaction extends uvm_sequence_item;</text:span></text:p><text:p text:style-name="P46"><text:span text:style-name="T19"/></text:p><text:p text:style-name="P46"><text:span text:style-name="T19"><text:s text:c="2"/></text:span><text:span text:style-name="T19">`uvm_object_utils(my_transaction)</text:span></text:p><text:p text:style-name="P46"><text:span text:style-name="T19"/></text:p><text:p text:style-name="P46"><text:span text:style-name="T19"><text:s text:c="2"/></text:span><text:span text:style-name="T19">rand bit cmd;</text:span></text:p><text:p text:style-name="P46"><text:span text:style-name="T19"><text:s text:c="2"/></text:span><text:span text:style-name="T19">rand int addr;</text:span></text:p><text:p text:style-name="P46"><text:span text:style-name="T19"><text:s text:c="2"/></text:span><text:span text:style-name="T19">rand int data;</text:span></text:p><text:p text:style-name="P46"><text:span text:style-name="T19"/></text:p><text:p text:style-name="P46"><text:span text:style-name="T19"><text:s text:c="2"/></text:span><text:span text:style-name="T19">constraint c_addr { addr &gt;= 0; addr &lt; 256; }</text:span></text:p><text:p text:style-name="P46"><text:span text:style-name="T19"><text:s text:c="2"/></text:span><text:span text:style-name="T19">constraint c_data { data &gt;= 0; data &lt; 256; }</text:span></text:p><text:p text:style-name="P46"><text:span text:style-name="T19"/></text:p><text:p text:style-name="P46"><text:span text:style-name="T19"><text:s text:c="2"/></text:span><text:span text:style-name="T19">function new (string name = "");</text:span></text:p><text:p text:style-name="P46"><text:span text:style-name="T19"><text:s text:c="4"/></text:span><text:span text:style-name="T19">super.new(name);</text:span></text:p><text:p text:style-name="P46"><text:span text:style-name="T19"><text:s text:c="2"/></text:span><text:span text:style-name="T19">endfunction</text:span></text:p><text:p text:style-name="P46"><text:span text:style-name="T19"/></text:p><text:p text:style-name="P46"><text:span text:style-name="T19">endclass: my_transaction</text:span></text:p></draw:rect></text:p>
      <text:p text:style-name="P4">1. Extended from uvm_sequence_item</text:p>
      <text:p text:style-name="P4">2. <text:span text:style-name="T6">register to `uvm_object_utils</text:span></text:p>
      <text:p text:style-name="P5">3. randomize all the fields of packet</text:p>
      <text:p text:style-name="P5">4. Put constraint o the fields.</text:p>
      <text:p text:style-name="P5">5. call <text:span text:style-name="T7">super.</text:span></text:p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1"><text:bookmark-start text:name="__RefHeading___Toc347_693010485"/>9. uvm_driver<text:bookmark-end text:name="__RefHeading___Toc347_693010485"/></text:h>
      <text:p text:style-name="P2">1. extend uvm_driver and parameterize it wit uvm_sequence item.</text:p>
      <text:p text:style-name="P2"><draw:rect text:anchor-type="paragraph" draw:z-index="0" draw:style-name="gr1" draw:text-style-name="P45" svg:width="8.901cm" svg:height="14.115cm" svg:x="9.128cm" svg:y="-0.213cm"><text:p text:style-name="P44"><text:span text:style-name="T18">class my_driver extends uvm_driver #(my_transaction);</text:span></text:p><text:p text:style-name="P44"><text:span text:style-name="T18"/></text:p><text:p text:style-name="P44"><text:span text:style-name="T18"><text:s text:c="2"/></text:span><text:span text:style-name="T18">`uvm_component_utils(my_driver)</text:span></text:p><text:p text:style-name="P44"><text:span text:style-name="T18"/></text:p><text:p text:style-name="P44"><text:span text:style-name="T18"><text:s text:c="2"/></text:span><text:span text:style-name="T18">virtual dut_if dut_vif;</text:span></text:p><text:p text:style-name="P44"><text:span text:style-name="T18"/></text:p><text:p text:style-name="P44"><text:span text:style-name="T18"><text:s text:c="2"/></text:span><text:span text:style-name="T18">function new(string name, uvm_component parent);</text:span></text:p><text:p text:style-name="P44"><text:span text:style-name="T18"><text:s text:c="4"/></text:span><text:span text:style-name="T18">super.new(name, parent);</text:span></text:p><text:p text:style-name="P44"><text:span text:style-name="T18"><text:s text:c="2"/></text:span><text:span text:style-name="T18">endfunction</text:span></text:p><text:p text:style-name="P44"><text:span text:style-name="T18"/></text:p><text:p text:style-name="P44"><text:span text:style-name="T18"><text:s text:c="2"/></text:span><text:span text:style-name="T18">function void build_phase(uvm_phase phase);</text:span></text:p><text:p text:style-name="P44"><text:span text:style-name="T18"><text:s text:c="4"/></text:span><text:span text:style-name="T18">// Get interface reference from config database</text:span></text:p><text:p text:style-name="P44"><text:span text:style-name="T18"><text:s text:c="4"/></text:span><text:span text:style-name="T18">If(!</text:span><text:span text:style-name="T18"><text:tab/></text:span><text:span text:style-name="T18">) begin</text:span></text:p><text:p text:style-name="P44"><text:span text:style-name="T18"><text:s text:c="6"/></text:span><text:span text:style-name="T18">`uvm_error("", "uvm_config_db::get failed")</text:span></text:p><text:p text:style-name="P44"><text:span text:style-name="T18"><text:s text:c="4"/></text:span><text:span text:style-name="T18">end</text:span></text:p><text:p text:style-name="P44"><text:span text:style-name="T18"><text:s text:c="2"/></text:span><text:span text:style-name="T18">endfunction </text:span></text:p><text:p text:style-name="P44"><text:span text:style-name="T18"/></text:p><text:p text:style-name="P44"><text:span text:style-name="T18"><text:s text:c="2"/></text:span><text:span text:style-name="T18">task run_phase(uvm_phase phase);</text:span></text:p><text:p text:style-name="P44"><text:span text:style-name="T18"><text:s text:c="4"/></text:span><text:span text:style-name="T18">// First toggle reset</text:span></text:p><text:p text:style-name="P44"><text:span text:style-name="T18"><text:s text:c="4"/></text:span><text:span text:style-name="T18">dut_vif.reset = 1;</text:span></text:p><text:p text:style-name="P44"><text:span text:style-name="T18"><text:s text:c="4"/></text:span><text:span text:style-name="T18">@(posedge dut_vif.clock);</text:span></text:p><text:p text:style-name="P44"><text:span text:style-name="T18"><text:s text:c="4"/></text:span><text:span text:style-name="T18">#1;</text:span></text:p><text:p text:style-name="P44"><text:span text:style-name="T18"><text:s text:c="4"/></text:span><text:span text:style-name="T18">dut_vif.reset = 0;</text:span></text:p><text:p text:style-name="P44"><text:span text:style-name="T18"><text:s text:c="4"/></text:span></text:p><text:p text:style-name="P44"><text:span text:style-name="T18"><text:s text:c="4"/></text:span><text:span text:style-name="T18">// Now drive normal traffic</text:span></text:p><text:p text:style-name="P44"><text:span text:style-name="T18"><text:s text:c="4"/></text:span><text:span text:style-name="T18">forever begin</text:span></text:p><text:p text:style-name="P44"><text:span text:style-name="T18"><text:s text:c="6"/></text:span><text:span text:style-name="T18">seq_item_port.get_next_item(req);</text:span></text:p><text:p text:style-name="P44"><text:span text:style-name="T18"/></text:p><text:p text:style-name="P44"><text:span text:style-name="T18"><text:s text:c="6"/></text:span><text:span text:style-name="T18">// Wiggle pins of DUT</text:span></text:p><text:p text:style-name="P44"><text:span text:style-name="T18"><text:s text:c="6"/></text:span><text:span text:style-name="T18">dut_vif.cmd <text:s/>= req.cmd;</text:span></text:p><text:p text:style-name="P44"><text:span text:style-name="T18"><text:s text:c="6"/></text:span><text:span text:style-name="T18">dut_vif.addr = req.addr;</text:span></text:p><text:p text:style-name="P44"><text:span text:style-name="T18"><text:s text:c="6"/></text:span><text:span text:style-name="T18">dut_vif.data = req.data;</text:span></text:p><text:p text:style-name="P44"><text:span text:style-name="T18"><text:s text:c="6"/></text:span><text:span text:style-name="T18">@(posedge dut_vif.clock);</text:span></text:p><text:p text:style-name="P44"><text:span text:style-name="T18"/></text:p><text:p text:style-name="P44"><text:span text:style-name="T18"><text:s text:c="6"/></text:span><text:span text:style-name="T18">seq_item_port.item_done();</text:span></text:p><text:p text:style-name="P44"><text:span text:style-name="T18"><text:s text:c="4"/></text:span><text:span text:style-name="T18">end</text:span></text:p><text:p text:style-name="P44"><text:span text:style-name="T18"><text:s text:c="2"/></text:span><text:span text:style-name="T18">endtask</text:span></text:p><text:p text:style-name="P44"><text:span text:style-name="T18"/></text:p><text:p text:style-name="P44"><text:span text:style-name="T18">endclass: my_driver</text:span></text:p></draw:rect>2. Register class with UVM db.</text:p>
      <text:p text:style-name="P17"><text:s/>`uvm_component_utils(my_driver)</text:p>
      <text:p text:style-name="P2"/>
      <text:p text:style-name="P2">3. Get the interface which will be driven.</text:p>
      <text:p text:style-name="P2">4. Call super constructor method.</text:p>
      <text:p text:style-name="P2">5. Implement task build phase-</text:p>
      <text:p text:style-name="P2"><text:tab/><text:span text:style-name="T4">Get the interface handle from <text:s text:c="2"/>db.</text:span></text:p>
      <text:p text:style-name="P17">uvm_config_db#(virtual dut_if)::get(this, "", "dut_vif", dut_vif)</text:p>
      <text:p text:style-name="P2"/>
      <text:p text:style-name="P3">6. <text:span text:style-name="T5">Implement run_phase()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1"><text:bookmark-start text:name="__RefHeading___Toc349_693010485"/><text:soft-page-break/>10. uvm_monitor<text:bookmark-end text:name="__RefHeading___Toc349_693010485"/></text:h>
      <text:h text:style-name="Heading_20_2" text:outline-level="1"><text:bookmark-start text:name="__RefHeading___Toc351_693010485"/>11. uvm_scoreboard<text:bookmark-end text:name="__RefHeading___Toc351_693010485"/></text:h>
      <text:h text:style-name="Heading_20_2" text:outline-level="1"><text:bookmark-start text:name="__RefHeading___Toc353_693010485"/>12. Reporting<text:bookmark-end text:name="__RefHeading___Toc353_693010485"/></text:h>
      <text:h text:style-name="P23" text:outline-level="1"><text:bookmark-start text:name="__RefHeading___Toc3138_748387477"/>UVM Factory<text:bookmark-end text:name="__RefHeading___Toc3138_748387477"/></text:h>
      <text:p text:style-name="P27"/>
      <text:p text:style-name="P27"><text:tab/><text:span text:style-name="T12">Mechanism for configuring object properties.</text:span></text:p>
      <text:p text:style-name="P28"><text:tab/><text:span text:style-name="T13">uvm_config_db </text:span><text:span text:style-name="T11">targets instances of the objects</text:span></text:p>
      <text:p text:style-name="P28"><text:tab/><text:span text:style-name="T12">1. First populate configuration databse targetting instance neame.</text:span></text:p>
      <text:p text:style-name="P29"><text:span text:style-name="T11"><text:tab/>uvm_config_db#(int)::set(this,”instance_name”,”field”,value); (populate configuration database targeting instance name).</text:span></text:p>
      <text:p text:style-name="P29"><text:span text:style-name="T11">2. Retrive data from the Data base using get().</text:span></text:p>
      <text:p text:style-name="P30">uvm_config_db#()::get(this,”instance name”,”field”,value.)</text:p>
      <text:p text:style-name="P30"/>
      <text:p text:style-name="P30"/>
      <text:p text:style-name="P29"><text:span text:style-name="T11"><text:line-break/><text:tab/></text:span><text:span text:style-name="T13">uvm_resource_db</text:span><text:span text:style-name="T11"> – for global configuration.</text:span></text:p>
      <text:p text:style-name="P27"><text:tab/><text:span text:style-name="T11">uvm_resource_db#(d_type)::set(“scope”,”name”, value,[accessor]);</text:span></text:p>
      <text:p text:style-name="P27"><text:tab/><text:span text:style-name="T11">Retrival</text:span></text:p>
      <text:p text:style-name="P27"><text:tab/><text:span text:style-name="T11">Read by name </text:span></text:p>
      <text:p text:style-name="P27"><text:tab/><text:span text:style-name="T11">read by type</text:span></text:p>
      <text:p text:style-name="P27"><text:tab/></text:p>
      <text:p text:style-name="P31">3. How multiple set_config* resolved at smae hieraricy level and at different hierarical levels?</text:p>
      <text:p text:style-name="P31">It has context argument which resolves the hierarchy and instance field which resolves at the same hierarchy.</text:p>
      <text:p text:style-name="P31"/>
      <text:p text:style-name="P31">4. Is it possible to conect multipple drivers to one sequencesrs?</text:p>
      <text:p text:style-name="P31">Yes it is possible by using virtual sequences.</text:p>
      <text:p text:style-name="P31">5. What is the difference between callback and facatory?</text:p>
      <text:p text:style-name="P31"><text:tab/>They both solve same purpose . </text:p>
      <text:p text:style-name="P32">6. Explain the mechanism involved in TLM ports?</text:p>
      <text:p text:style-name="P32"><text:tab/>When two component want to interact at transaction level they do by using TLM port. <text:tab/></text:p>
      <text:p text:style-name="P32"><text:soft-page-break/><text:tab/>Push(put method), Pull(get method) , fifo, analysis. </text:p>
      <text:p text:style-name="P32"><text:tab/>In Push port, consumer <text:s/>implements the put method and export it to the <text:span text:style-name="T14">producer</text:span> .</text:p>
      <text:p text:style-name="P32"><text:tab/>In pull port , Producer <text:span text:style-name="T14">implents get method and export it to Consumer.</text:span></text:p>
      <text:p text:style-name="P32"/>
      <text:p text:style-name="P32">7. <text:s text:c="2"/><text:tab/><text:span text:style-name="T14">Why TLM fifo is used ?</text:span></text:p>
      <text:p text:style-name="P33"><text:tab/><text:span text:style-name="T14">TLM fifo is used when driver(consumer) can consume only limited and number of transaction and there is no interaction between driver and consumer . Both get() and put() methods are impleneted by TLM fifo.</text:span></text:p>
      <text:p text:style-name="P33"/>
      <text:p text:style-name="P34">8. <text:s text:c="3"/>How to add a user defined phase?</text:p>
      <text:p text:style-name="P34"/>
      <text:p text:style-name="P34">????????????????????????????????</text:p>
      <text:p text:style-name="P35">9. What are the ways to get configuration information inside component?</text:p>
      <text:p text:style-name="P33"><text:span text:style-name="T14"><text:s/>Using set_config_db </text:span></text:p>
      <text:p text:style-name="P33"/>
      <text:p text:style-name="P35">10. Is it possible to use get_config_obj inside a sequence class?</text:p>
      <text:p text:style-name="P35">You can't use get_config_obj inside sequence directly. They are meant to be used inside components. <text:line-break/>If you would like use configuration inside sequence use it via p_sequencer handle and have all your configurations inside your sequencer.</text:p>
      <text:p text:style-name="P35"/>
      <text:p text:style-name="P36">11. What is the difference between create and new method?</text:p>
      <text:p text:style-name="P36"><text:s text:c="4"/>Objects created by new method cannot be configured latter.</text:p>
      <text:p text:style-name="P36"/>
      <text:p text:style-name="P36">12. What is virtual sequencer ? Explain by writting example.</text:p>
      <text:p text:style-name="P36"/>
      <text:p text:style-name="P36">13 . How a sequence is started ?<text:tab/></text:p>
      <text:p text:style-name="P36"><text:s/><text:span text:style-name="T15">There are two ways of starting sequence. Implicitly and explicitly.</text:span></text:p>
      <text:p text:style-name="P37">Implicitly : by using set_config_db to modify the default sequence of sequencer.</text:p>
      <text:p text:style-name="P37">Explicitly : Usinng start()</text:p>
      <text:p text:style-name="P37"><text:tab/>seq.start(sequencer_handle)</text:p>
      <text:p text:style-name="P37"/>
      <text:p text:style-name="P37"><text:soft-page-break/>14. Explain end of test mechanism?</text:p>
      <text:p text:style-name="P37">??????????????????????????????????????</text:p>
      <text:p text:style-name="P37"/>
      <text:p text:style-name="P38">15. When /How stop method is called?</text:p>
      <text:p text:style-name="P39"><text:a xlink:type="simple" xlink:href="http://www.testbench.in/killing_sequences.html" text:style-name="Internet_20_link" text:visited-style-name="Visited_20_Internet_20_Link">http://www.testbench.in/killing_sequences.html</text:a><text:tab/></text:p>
      <text:p text:style-name="P40"><text:span text:style-name="T16">It is used to stop the seqquence. <text:s/></text:span><text:span text:style-name="T17">stop_sequences call will reset the sequencer variables and won't cause any problem for the next sequences which are triggered on same sequencer. </text:span></text:p>
      <text:p text:style-name="Text_20_body"/>
      <text:p text:style-name="P39">16. What is port, import,export?</text:p>
      <text:p text:style-name="P39"/>
      <text:p text:style-name="P39">17. Which phase is top down and which phase is bottom up?</text:p>
      <text:p text:style-name="P41">Build and final phase is top – down</text:p>
      <text:p text:style-name="P41">Other phases are bottom up</text:p>
      <text:p text:style-name="P41"/>
      <text:p text:style-name="P41">18. In which phase super method is called ? What if super method is not called?</text:p>
      <text:p text:style-name="P41"><text:tab/></text:p>
      <text:p text:style-name="P41"/>
      <text:p text:style-name="P42">19. Explain different phases and what is there purpose?</text:p>
      <text:p text:style-name="P41">Build , connect , end_of_elaboration, start_of_simulation, run_extract, check, report, final.</text:p>
      <text:p text:style-name="P41"/>
      <text:p text:style-name="P43">How the scoreboard is implemented?</text:p>
      <text:p text:style-name="P43"><text:tab/>-extend from uvm_scoreboard</text:p>
      <text:p text:style-name="P43"><text:tab/>-instantiate comparator</text:p>
      <text:p text:style-name="P43"><text:tab/>-declare analysis port.</text:p>
      <text:p text:style-name="P43"><text:tab/>-Connect analysis port with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1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0:10:03.699751390</meta:creation-date>
    <meta:editing-cycles>43</meta:editing-cycles>
    <meta:editing-duration>PT10H26M16S</meta:editing-duration>
    <dc:title>UVM</dc:title>
    <dc:date>2015-07-01T08:29:48.992255091</dc:date>
    <meta:generator>LibreOffice/4.4.2.2$Linux_X86_64 LibreOffice_project/40m0$Build-2</meta:generator>
    <meta:document-statistic meta:table-count="0" meta:image-count="0" meta:object-count="0" meta:page-count="9" meta:paragraph-count="139" meta:word-count="789" meta:character-count="5817" meta:non-whitespace-character-count="4953"/>
  </office:meta>
</office:document-meta>
</file>